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2016.amta-v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pages in pdf</text:p>
          </table:table-cell>
          <table:table-cell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ontmatte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tance Selection for Online Automatic Post-Editing in a multi-domain scenario</text:p>
          </table:table-cell>
          <table:table-cell office:value-type="string" calcext:value-type="string">
            <text:p>Rajen Chatterjee and Mihael Arcan and Matteo Negri and Marco Turch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chine Translation Quality and Post-Editor Productivity</text:p>
          </table:table-cell>
          <table:table-cell office:value-type="string" calcext:value-type="string">
            <text:p>Marina Sanchez-Torron and Philipp Koehn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zzy-match repair using black-box machine translation systems: what can be expected?</text:p>
          </table:table-cell>
          <table:table-cell office:value-type="string" calcext:value-type="string">
            <text:p>John Ortega and Felipe Sánchez-Martínez and Mikel Forcada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, Scalable Phrase-Based SMT Decoding</text:p>
          </table:table-cell>
          <table:table-cell office:value-type="string" calcext:value-type="string">
            <text:p>Hieu Hoang and Nikolay Bogoychev and Lane Schwartz and Marcin Junczys-Dowmunt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 Effective Diverse Decoding Scheme for Robust Synonymous Sentence Translation</text:p>
          </table:table-cell>
          <table:table-cell office:value-type="string" calcext:value-type="string">
            <text:p>Youngki Park and Hwidong Na and Hodong Lee and Jihyun Lee and Inchul Song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nking suggestions for black-box interactive translation prediction systems with multilayer perceptrons</text:p>
          </table:table-cell>
          <table:table-cell office:value-type="string" calcext:value-type="string">
            <text:p>Daniel Torregrosa and Juan Antonio Pérez-Ortiz and Mikel Forcada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-domain Adaptation for Statistical Machine Translation Based on Feature Augmentation</text:p>
          </table:table-cell>
          <table:table-cell office:value-type="string" calcext:value-type="string">
            <text:p>Kenji Imamura and Eiichiro Sumita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lingual Methods for Adaptive Training Data Selection for Machine Translation</text:p>
          </table:table-cell>
          <table:table-cell office:value-type="string" calcext:value-type="string">
            <text:p>Boxing Chen and Roland Kuhn and George Foster and Colin Cherry and Fei Huang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ural Interactive Translation Prediction</text:p>
          </table:table-cell>
          <table:table-cell office:value-type="string" calcext:value-type="string">
            <text:p>Rebecca Knowles and Philipp Koehn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ided Alignment Training for Topic-Aware Neural Machine Translation</text:p>
          </table:table-cell>
          <table:table-cell office:value-type="string" calcext:value-type="string">
            <text:p>Wenhu Chen and Evgeny Matusov and Shahram Khadivi and Jan-Thorsten Peter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roving Neural Machine Translation on resource-limited pairs using auxiliary data of a third language</text:p>
          </table:table-cell>
          <table:table-cell office:value-type="string" calcext:value-type="string">
            <text:p>Ander Martinez and Yuji Matsumoto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ch Words Matter in Defining Phrase Reordering Behavior in Statistical Machine Translation?</text:p>
          </table:table-cell>
          <table:table-cell office:value-type="string" calcext:value-type="string">
            <text:p>Hamidreza Ghader and Christof Monz</text:p>
          </table:table-cell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lation of Unknown Words in Low Resource Languages</text:p>
          </table:table-cell>
          <table:table-cell office:value-type="string" calcext:value-type="string">
            <text:p>Biman Gujral and Huda Khayrallah and Philipp Koehn</text:p>
          </table:table-cell>
          <table:table-cell table:number-columns-repeated="3"/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omatic Construction of Morphologically Motivated Translation Models for Highly Inflected, Low-Resource Languages</text:p>
          </table:table-cell>
          <table:table-cell office:value-type="string" calcext:value-type="string">
            <text:p>John Hewitt and Matt Post and David Yarowsky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estigating the Impact of Various Partial Diacritization Schemes on Arabic-English Statistical Machine Translation</text:p>
          </table:table-cell>
          <table:table-cell office:value-type="string" calcext:value-type="string">
            <text:p>Sawsan Alqahtani and Mahmoud Ghoneim and Mona Diab</text:p>
          </table:table-cell>
          <table:table-cell table:number-columns-repeated="3"/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16.amta-v1'.A1:'2016.amta-v1'.AMJ1048576">
            <calcext:condition calcext:apply-style-name="Accent" calcext:value="duplicate" calcext:base-cell-address="'2016.amta-v1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20:21:20.552932104</dc:date>
    <meta:editing-duration>PT50S</meta:editing-duration>
    <meta:editing-cycles>1</meta:editing-cycles>
    <meta:document-statistic meta:table-count="1" meta:cell-count="70" meta:object-count="0"/>
    <meta:generator>LibreOffice/6.0.7.3$Linux_X86_64 LibreOffice_project/00m0$Build-3</meta:generator>
  </office:meta>
</office:document-meta>
</file>